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7" table:visibility="collapse" table:number-columns-repeated="2" table:default-cell-style-name="ce5"/>
        <table:table-column table:style-name="co9" table:visibility="collapse" table:default-cell-style-name="ce5"/>
        <table:table-column table:style-name="co5" table:visibility="collapse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7" table:visibility="collapse" table:default-cell-style-name="ce5"/>
        <table:table-column table:style-name="co12" table:visibility="collapse" table:default-cell-style-name="Default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cellName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Num Channel Used</text:p>
          </table:table-cell>
          <table:table-cell table:style-name="ce4" office:value-type="string" calcext:value-type="string">
            <text:p>Learning Rate</text:p>
          </table:table-cell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Weight Decay</text:p>
          </table:table-cell>
          <table:table-cell table:style-name="ce4" office:value-type="string" calcext:value-type="string">
            <text:p><text:s/>Dropout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RandomSeed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Loss function</text:p>
          </table:table-cell>
          <table:table-cell table:style-name="ce4" office:value-type="string" calcext:value-type="string">
            <text:p>Initialization</text:p>
          </table:table-cell>
          <table:table-cell table:style-name="ce4" office:value-type="string" calcext:value-type="string">
            <text:p>nb_epochs</text:p>
          </table:table-cell>
          <table:table-cell office:value-type="string" calcext:value-type="string">
            <text:p>Architectur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Study on NumChanne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3-17-1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5-43-35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2-37-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08-20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35-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13-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34-2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tudy on Random See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5-41-2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7-01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8-14-47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Weight Decay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9-28-28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3-06-1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0-41-5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1-53-3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Initilization Metho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0-19-5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Glorot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4-48-0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He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5-59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#parame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udy on depth 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1-25-2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5-205</text:p>
          </table:table-cell>
          <table:table-cell office:value-type="float" office:value="2646551" calcext:value-type="float">
            <text:p>264655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2620801" calcext:value-type="float">
            <text:p>26208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2-34-02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5-195-195-195</text:p>
          </table:table-cell>
          <table:table-cell office:value-type="float" office:value="2591551" calcext:value-type="float">
            <text:p>259155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udy on LR</text:p>
          </table:table-cell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04-17-2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18-06-4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20-19-17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office:value-type="string" calcext:value-type="string">
            <text:p>Unbalance</text:p>
          </table:table-cell>
          <table:table-cell/>
          <table:table-cell office:value-type="string" calcext:value-type="string">
            <text:p>#spikes in the whole dataset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5">
            <text:p>Study on different cel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0.28563543535256" calcext:value-type="float">
            <text:p>0.2856354354</text:p>
          </table:table-cell>
          <table:table-cell office:value-type="float" office:value="0.29086216897707" calcext:value-type="float">
            <text:p>0.290862169</text:p>
          </table:table-cell>
          <table:table-cell table:style-name="ce6" office:value-type="float" office:value="5007" calcext:value-type="float">
            <text:p>5007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2015-09-03_Pair6.0</text:p>
          </table:table-cell>
          <table:table-cell office:value-type="string" calcext:value-type="string">
            <text:p>2016-04-08_22-53-3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0.272384488963781" calcext:value-type="float">
            <text:p>0.272384489</text:p>
          </table:table-cell>
          <table:table-cell office:value-type="float" office:value="0.316528718334587" calcext:value-type="float">
            <text:p>0.3165287183</text:p>
          </table:table-cell>
          <table:table-cell table:style-name="ce6" office:value-type="float" office:value="3329" calcext:value-type="float">
            <text:p>3329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2015-08-21_Pair3.0</text:p>
          </table:table-cell>
          <table:table-cell office:value-type="string" calcext:value-type="string">
            <text:p>2016-04-09_02-05-35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0.284384694932782" calcext:value-type="float">
            <text:p>0.2843846949</text:p>
          </table:table-cell>
          <table:table-cell office:value-type="float" office:value="0.292366574526898" calcext:value-type="float">
            <text:p>0.2923665745</text:p>
          </table:table-cell>
          <table:table-cell table:style-name="ce6" office:value-type="float" office:value="8117" calcext:value-type="float">
            <text:p>8117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2015-09-09_Pair7.0</text:p>
          </table:table-cell>
          <table:table-cell office:value-type="string" calcext:value-type="string">
            <text:p>2016-04-09_12-18-2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2"/>
          <table:table-cell table:style-name="ce6" office:value-type="float" office:value="1082" calcext:value-type="float">
            <text:p>1082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2015-09-04_Pair5.0</text:p>
          </table:table-cell>
          <table:table-cell office:value-type="string" calcext:value-type="string">
            <text:p>2016-04-09_14-50-0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/>
          <table:table-cell office:value-type="float" office:value="0.322648028544329" calcext:value-type="float">
            <text:p>0.3226480285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3" table:number-rows-repeated="4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</table:table>
      <table:table table:name="Sheet2" table:style-name="ta1">
        <table:table-column table:style-name="co7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12700" calcext:value-type="float">
            <text:p>12700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]*[.B4]+[.B4]*[.B5]+[.B5]*[.B6]+[.B6]*[.B7]" office:value-type="float" office:value="2620200" calcext:value-type="float">
            <text:p>2620200</text:p>
          </table:table-cell>
          <table:table-cell table:formula="of:=[.C3]*[.C4]+[.C4]*[.C5]+[.C5]*[.C6]+[.C6]*[.C7]+[.C7]*[.C8]" office:value-type="float" office:value="2590770" calcext:value-type="float">
            <text:p>2590770</text:p>
          </table:table-cell>
          <table:table-cell table:formula="of:=[.D3]*[.D4]+[.D4]*[.D5]+[.D5]*[.D6]+[.D6]*[.D7]" office:value-type="float" office:value="2646140" calcext:value-type="float">
            <text:p>2646140</text:p>
          </table:table-cell>
        </table:table-row>
        <table:table-row table:style-name="ro1">
          <table:table-cell/>
          <table:table-cell table:formula="of:=[.B4]+[.B5]+[.B6]+[.B7]" office:value-type="float" office:value="601" calcext:value-type="float">
            <text:p>601</text:p>
          </table:table-cell>
          <table:table-cell table:formula="of:=[.C4]+[.C5]+[.C6]+[.C7]+[.C8]" office:value-type="float" office:value="781" calcext:value-type="float">
            <text:p>781</text:p>
          </table:table-cell>
          <table:table-cell table:formula="of:=[.D4]+[.D5]+[.D6]+[.D7]" office:value-type="float" office:value="411" calcext:value-type="float">
            <text:p>411</text:p>
          </table:table-cell>
        </table:table-row>
        <table:table-row table:style-name="ro1">
          <table:table-cell/>
          <table:table-cell table:formula="of:=SUM([.B9:.B10])" office:value-type="float" office:value="2620801" calcext:value-type="float">
            <text:p>2620801</text:p>
          </table:table-cell>
          <table:table-cell table:formula="of:=SUM([.C9:.C10])" office:value-type="float" office:value="2591551" calcext:value-type="float">
            <text:p>2591551</text:p>
          </table:table-cell>
          <table:table-cell table:formula="of:=SUM([.D9:.D10])" office:value-type="float" office:value="2646551" calcext:value-type="float">
            <text:p>2646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01:30:44.614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5:32:39.735832970</meta:creation-date>
    <meta:editing-duration>P1DT19H24M39S</meta:editing-duration>
    <meta:editing-cycles>17</meta:editing-cycles>
    <meta:generator>LibreOffice/4.2.8.2$Linux_X86_64 LibreOffice_project/420m0$Build-2</meta:generator>
    <dc:date>2016-04-09T17:43:52.632821331</dc:date>
    <meta:document-statistic meta:table-count="2" meta:cell-count="497" meta:object-count="0"/>
  </office:meta>
</office:document-meta>
</file>